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f5dc" officeooo:paragraph-rsid="000ff5d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f5dc" officeooo:paragraph-rsid="000ff5d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f5dc" officeooo:paragraph-rsid="00115b3a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f5dc" officeooo:paragraph-rsid="000ff5dc" style:font-size-asian="12pt" style:font-weight-asian="normal" style:font-size-complex="12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f5dc" officeooo:paragraph-rsid="00115b3a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15b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eixa Eu Te Usar</text:span><text:tab/><text:tab/><text:span text:style-name="T2">Sarah Farias</text:span></text:p>
      <text:p text:style-name="P2">Apesar das feridas, apesar das decepções</text:p>
      <text:p text:style-name="P2">Eu te chamei, Eu te chamei</text:p>
      <text:p text:style-name="P2">Apesar do passado, apesar das desilusões</text:p>
      <text:p text:style-name="P2">Eu te chamei, Eu te chamei</text:p>
      <text:p text:style-name="P2"/>
      <text:p text:style-name="P2">Deixa Eu te usar para curar</text:p>
      <text:p text:style-name="P2">Deixa Eu te usar para salvar</text:p>
      <text:p text:style-name="P2">Enquanto Eu te uso</text:p>
      <text:p text:style-name="P2">Eu cuido de tudo que te faz chorar</text:p>
      <text:p text:style-name="P2"/>
      <text:p text:style-name="P2">Deixa Eu te usar para curar</text:p>
      <text:p text:style-name="P2">Deixa Eu te usar para salvar</text:p>
      <text:p text:style-name="P2">Enquanto Eu te uso</text:p>
      <text:p text:style-name="P2">Eu cuido de tudo que te faz chorar</text:p>
      <text:p text:style-name="P2"/>
      <text:p text:style-name="P2">Apesar das feridas, apesar das decepções</text:p>
      <text:p text:style-name="P2">Eu te chamei, Eu te chamei</text:p>
      <text:p text:style-name="P2">Apesar do passado, apesar das desilusões</text:p>
      <text:p text:style-name="P2">Eu te chamei, Eu te chamei</text:p>
      <text:p text:style-name="P2"/>
      <text:p text:style-name="P2">Deixa Eu te usar para curar</text:p>
      <text:p text:style-name="P2">Deixa Eu te usar para salvar</text:p>
      <text:p text:style-name="P2">Enquanto Eu te uso</text:p>
      <text:p text:style-name="P2">Eu cuido de tudo que te faz chorar</text:p>
      <text:p text:style-name="P2"/>
      <text:p text:style-name="P2">Eu não te dei espírito de temor, mas de ousadia</text:p>
      <text:p text:style-name="P2">Onde Eu te mandar, tu irás</text:p>
      <text:p text:style-name="P2">Onde Eu te colocar, tu brilharás</text:p>
      <text:p text:style-name="P2"/>
      <text:p text:style-name="P2">E Eu te encherei | E Eu te encherei</text:p>
      <text:p text:style-name="P2">E Eu te encherei | Vai, vai, vai em paz</text:p>
      <text:p text:style-name="P2"/>
      <text:p text:style-name="P2">Deixa Eu te usar para curar</text:p>
      <text:p text:style-name="P2">Deixa Eu te usar para salvar</text:p>
      <text:p text:style-name="P2">Enquanto Eu te uso</text:p>
      <text:p text:style-name="P2">Eu cuido de tudo que te faz chorar</text:p>
      <text:p text:style-name="P2"/>
      <text:p text:style-name="P2">Deixa Eu te usar <text:span text:style-name="T3">| </text:span>Deixa Eu te usar</text:p>
      <text:p text:style-name="P2">Enquanto Eu te uso <text:span text:style-name="T3">| </text:span>Eu cuido de tudo que te faz chorar</text:p>
      <text:p text:style-name="P5"><text:span text:style-name="T1">Deixa Eu Te Usar</text:span><text:tab/><text:tab/><text:span text:style-name="T2">Sarah Farias</text:span></text:p>
      <text:p text:style-name="P3">Apesar das feridas, apesar das decepções</text:p>
      <text:p text:style-name="P3">Eu te chamei, Eu te chamei</text:p>
      <text:p text:style-name="P3">Apesar do passado, apesar das desilusões</text:p>
      <text:p text:style-name="P3">Eu te chamei, Eu te chamei</text:p>
      <text:p text:style-name="P3"/>
      <text:p text:style-name="P3">Deixa Eu te usar para curar</text:p>
      <text:p text:style-name="P3">Deixa Eu te usar para salvar</text:p>
      <text:p text:style-name="P3">Enquanto Eu te uso</text:p>
      <text:p text:style-name="P3">Eu cuido de tudo que te faz chorar</text:p>
      <text:p text:style-name="P3"/>
      <text:p text:style-name="P3">Deixa Eu te usar para curar</text:p>
      <text:p text:style-name="P3">Deixa Eu te usar para salvar</text:p>
      <text:p text:style-name="P3">Enquanto Eu te uso</text:p>
      <text:p text:style-name="P3">Eu cuido de tudo que te faz chorar</text:p>
      <text:p text:style-name="P3"/>
      <text:p text:style-name="P3">Apesar das feridas, apesar das decepções</text:p>
      <text:p text:style-name="P3">Eu te chamei, Eu te chamei</text:p>
      <text:p text:style-name="P3">Apesar do passado, apesar das desilusões</text:p>
      <text:p text:style-name="P3">Eu te chamei, Eu te chamei</text:p>
      <text:p text:style-name="P3"/>
      <text:p text:style-name="P3">Deixa Eu te usar para curar</text:p>
      <text:p text:style-name="P3">Deixa Eu te usar para salvar</text:p>
      <text:p text:style-name="P3">Enquanto Eu te uso</text:p>
      <text:p text:style-name="P3">Eu cuido de tudo que te faz chorar</text:p>
      <text:p text:style-name="P3"/>
      <text:p text:style-name="P3">Eu não te dei espírito de temor, mas de ousadia</text:p>
      <text:p text:style-name="P3">Onde Eu te mandar, tu irás</text:p>
      <text:p text:style-name="P3">Onde Eu te colocar, tu brilharás</text:p>
      <text:p text:style-name="P3"/>
      <text:p text:style-name="P3">E Eu te encherei | E Eu te encherei</text:p>
      <text:p text:style-name="P3">E Eu te encherei | Vai, vai, vai em paz</text:p>
      <text:p text:style-name="P3"/>
      <text:p text:style-name="P3">Deixa Eu te usar para curar</text:p>
      <text:p text:style-name="P3">Deixa Eu te usar para salvar</text:p>
      <text:p text:style-name="P3">Enquanto Eu te uso</text:p>
      <text:p text:style-name="P3">Eu cuido de tudo que te faz chorar</text:p>
      <text:p text:style-name="P3"/>
      <text:p text:style-name="P3">Deixa Eu te usar <text:span text:style-name="T3">| </text:span>Deixa Eu te usar</text:p>
      <text:p text:style-name="P3">Enquanto Eu te uso <text:span text:style-name="T3">| </text:span>Eu cuido de tudo que te faz chor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6T15:32:01.848218365</dc:date>
    <meta:editing-cycles>12</meta:editing-cycles>
    <meta:editing-duration>PT19M3S</meta:editing-duration>
    <meta:generator>LibreOffice/5.2.4.2.1$Linux_X86_64 LibreOffice_project/20m0$Build-2</meta:generator>
    <meta:document-statistic meta:table-count="0" meta:image-count="0" meta:object-count="0" meta:page-count="1" meta:paragraph-count="64" meta:word-count="426" meta:character-count="1982" meta:non-whitespace-character-count="1618"/>
  </office:meta>
</office:document-meta>
</file>